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normal" officeooo:rsid="00189619" officeooo:paragraph-rsid="000ebdce" style:font-size-asian="18pt" style:font-weight-asian="normal" style:font-size-complex="18pt" style:font-weight-complex="normal"/>
    </style:style>
    <style:style style:name="P2"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0ebdce" officeooo:paragraph-rsid="000ebdce" style:font-size-asian="16pt" style:font-weight-asian="bold" style:font-size-complex="16pt" style:font-weight-complex="bold"/>
    </style:style>
    <style:style style:name="P3" style:family="paragraph" style:parent-style-name="Standard">
      <style:text-properties style:font-name="Liberation Serif" fo:font-size="20pt" style:text-underline-style="solid" style:text-underline-width="auto" style:text-underline-color="font-color" fo:font-weight="bold" officeooo:paragraph-rsid="000ebdce" style:font-size-asian="20pt" style:font-weight-asian="bold" style:font-size-complex="20pt" style:font-weight-complex="bold"/>
    </style:style>
    <style:style style:name="P4" style:family="paragraph" style:parent-style-name="Standard">
      <style:text-properties style:font-name="Liberation Serif" fo:font-size="20pt" style:text-underline-style="solid" style:text-underline-width="auto" style:text-underline-color="font-color" fo:font-weight="bold" officeooo:rsid="000ebdce" officeooo:paragraph-rsid="000ebdce" style:font-size-asian="20pt" style:font-weight-asian="bold" style:font-size-complex="20pt" style:font-weight-complex="bold"/>
    </style:style>
    <style:style style:name="P5" style:family="paragraph" style:parent-style-name="Standard">
      <style:text-properties style:font-name="Liberation Serif" fo:font-size="20pt" style:text-underline-style="none" fo:font-weight="bold" officeooo:paragraph-rsid="000ebdce" style:font-size-asian="20pt" style:font-weight-asian="bold" style:font-size-complex="20pt" style:font-weight-complex="bold"/>
    </style:style>
    <style:style style:name="P6" style:family="paragraph" style:parent-style-name="Standard">
      <style:text-properties style:text-underline-style="solid" style:text-underline-width="auto" style:text-underline-color="font-color" fo:font-weight="bold" officeooo:paragraph-rsid="000ebdce" style:font-weight-asian="bold" style:font-weight-complex="bold"/>
    </style:style>
    <style:style style:name="P7" style:family="paragraph" style:parent-style-name="Standard">
      <style:text-properties fo:font-size="14pt" style:text-underline-style="none" fo:font-weight="normal" officeooo:paragraph-rsid="000ebdce" style:font-size-asian="14pt" style:font-weight-asian="normal" style:font-size-complex="14pt" style:font-weight-complex="normal"/>
    </style:style>
    <style:style style:name="P8" style:family="paragraph" style:parent-style-name="Standard">
      <style:text-properties fo:font-size="16pt" style:text-underline-style="none" fo:font-weight="normal" officeooo:rsid="00189619" officeooo:paragraph-rsid="000f2c39" style:font-size-asian="16pt" style:font-weight-asian="normal" style:font-size-complex="16pt" style:font-weight-complex="normal"/>
    </style:style>
    <style:style style:name="P9" style:family="paragraph" style:parent-style-name="Standard">
      <style:text-properties fo:font-size="16pt" style:text-underline-style="none" fo:font-weight="normal" officeooo:rsid="000f2c39" officeooo:paragraph-rsid="000f2c39" style:font-size-asian="16pt" style:font-weight-asian="normal" style:font-size-complex="16pt" style:font-weight-complex="normal"/>
    </style:style>
    <style:style style:name="P10" style:family="paragraph" style:parent-style-name="Standard">
      <style:text-properties fo:font-size="16pt" style:text-underline-style="none" fo:font-weight="bold" officeooo:rsid="00160d1d" officeooo:paragraph-rsid="00160d1d" style:font-size-asian="16pt" style:font-weight-asian="bold" style:font-size-complex="16pt" style:font-weight-complex="bold"/>
    </style:style>
    <style:style style:name="T1" style:family="text">
      <style:text-properties officeooo:rsid="0037f07a"/>
    </style:style>
    <style:style style:name="T2" style:family="text">
      <style:text-properties fo:font-size="18pt" style:font-size-asian="18pt" style:font-size-complex="18pt"/>
    </style:style>
    <style:style style:name="T3" style:family="text">
      <style:text-properties fo:font-size="16pt" style:text-underline-style="none" fo:font-weight="normal" style:font-size-asian="16pt" style:font-weight-asian="normal" style:font-size-complex="16pt" style:font-weight-complex="normal"/>
    </style:style>
    <style:style style:name="T4" style:family="text">
      <style:text-properties style:text-underline-style="none" fo:font-weight="normal" style:font-weight-asian="normal" style:font-weight-complex="normal"/>
    </style:style>
    <style:style style:name="T5" style:family="text">
      <style:text-properties officeooo:rsid="000f2c39"/>
    </style:style>
    <style:style style:name="T6" style:family="text">
      <style:text-properties fo:font-weight="bold" style:font-weight-asian="bold" style:font-weight-complex="bold"/>
    </style:style>
    <style:style style:name="T7" style:family="text">
      <style:text-properties fo:font-weight="bold" officeooo:rsid="000f2c39" style:font-weight-asian="bold" style:font-weight-complex="bold"/>
    </style:style>
    <style:style style:name="T8" style:family="text">
      <style:text-properties officeooo:rsid="000fe0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ΤΕΧΝΗΤΗ ΝΟΗΜΟΣΥΝΗ</text:p>
      <text:p text:style-name="P3"/>
      <text:p text:style-name="P3"><text:span text:style-name="T1">2</text:span>η Εργασία</text:p>
      <text:p text:style-name="P4">Pacman Project2(multiagent)</text:p>
      <text:p text:style-name="P5"/>
      <text:p text:style-name="P6"><text:span text:style-name="T2">ΟΝΟΜΑΤΕΠΩΝΥΜΟ:</text:span><text:span text:style-name="T3">Παπαγεωργίου Βασίλειος-Νικηφόρος</text:span></text:p>
      <text:p text:style-name="P6"><text:span text:style-name="T2">ΑΜ</text:span><text:span text:style-name="T4">=</text:span><text:span text:style-name="T3">1115201400140</text:span></text:p>
      <text:p text:style-name="P7"/>
      <text:p text:style-name="P1">Γενικές Πληροφορίες:</text:p>
      <text:p text:style-name="P1"/>
      <text:p text:style-name="P8">H εργασια μου υλοποιεί το ζητούμενο <text:span text:style-name="T5">στο αρχείο multi</text:span>agent<text:span text:style-name="T5">s</text:span>.py.</text:p>
      <text:p text:style-name="P8"><text:span text:style-name="T5">Για το </text:span><text:span text:style-name="T7">πρώτο ερώτημα</text:span><text:span text:style-name="T5">(Reflex Agent) ,σκέφτηκα οτι δύο επαρκείς αποστάσεις για μια αξιόπιστη ευρετική είναι η ελάχιστη απόσταση του Pacman από φαγητό(την υπολογίζω) καθώς και η ελάχιστη απόσταση από φάντασμα(την υπολογίζω).Επίσης σημαντικό είναι στην ευρετική να προσμετράται το υπάρχον Score(με βάση την έτοιμη συνάρτηση getScore()).Στον τελικό υπολογισμό παίρνω τους αντίστροφους των παραπάνω αποστάσεων(σύμφωνα με το hint της εκφώνησης) και τελικά προσθέτω τον αντίστροφο της ελάχιστης απόστασης απ το φαγητό(όσο μικρότερη η απόσταση τόσο μεγαλύτερο το κλάσμα άρα θέλουμε να αυξάνεται η τελική τιμή της ευρετικής για μικρές αποστάσεις από φαγητά) και αφαιρώ τον αντίστροφο της ελάχιστης απόστασης απ το φάντασμα(όσο μικρότερη η απόσταση τόσο μεγαλύτερο το κλάσμα άρα θέλουμε να μειώνεται η τελική τιμή της ευρετικής για μικρές αποστάσεις από φαντάσματα).</text:span></text:p>
      <text:p text:style-name="P9">Για το <text:span text:style-name="T6">δεύτερο , το τρίτο και το τέταρτο ερώτημα</text:span> ακολουθώ παρόμοια λογική-δομή κάνοντας τις μικρές απαιτούμενες αλλαγές για τις παραλλαγές του αλγορίθμου.<text:span text:style-name="T8">Γενικά και στους τρεις αλγορίθμους ακολουθώ το πρότυπο των διαφάνειων ,με την διαφοροποίηση οτι δεν πάιζει εναλλάξ ο min με τον max,αλλά οτι παίζει ενας max και μετά πολλοί min.Ουσιαστικά,αυξάνω το depth ,μόνο αφού παίξουν όλοι οι min αρα κάθε στρώμα αποτελείται απο εναν max και κάποιους min.Στη συνάρτηση για τον max,δεν χρειάζεται να κάνω κάτι ιδιαίτερο καθώς πάντα ακολουθεί min,οπότε πάντα απ τον max καλώ τον min.Ωστόσο στη συνάρτηση για τον min ,μπορεί να χρειάζεται να καλέσω είτε τον max είτε τον min.Για τον λόγο αυτό έχω δημιουργήσει τη συνάρτηση decision,η οποία παίρνει ως ορίσματα το τρέχον βάθος,και τον τρέχοντα αριθμό agent.Ωστόσο,χρησιμοποιώντας τη συνάρτηση getNumAgents(),μπορούμε </text:span><text:soft-page-break/><text:span text:style-name="T8">να βρούμε το συνολικό πλήθος agents,και συνεπώς όταν ο index φτάσει τον συνολικό αριθμό από agents,αυξάνουμε το βάθος κατά ενα και μηδενίζουμε φυσικά τον index αφού ουσιαστικά ξεκινάμε πάλι απ την αρχή για το επόμενο επίπεδο.Κατά συνέπεια όταν ο index είναι 0 θα πρέπει να παίξει ο max και σε κάθε άλλη περίπρτωση ο min.Στον expectimax,η διαφοροποίηση είναι οτι δεν έχουμε min,αλλά έχουμε τον πιθανοτικό expectimax,ο οποίος παίζει ισοπίθανα για κάθε πιθανό action με πιθανότητα 1.0/πλήθος πιθανών actions.</text:span></text:p>
      <text:p text:style-name="P9">Στο <text:span text:style-name="T6">5ο ερώτημα </text:span>χρησιμοποιώ ακριβώς την ευρετική του πρώτου,με την προσθήκη μιας ακόμα απόστασης,της ελάχιστης απόστασης απο capsule,τον αντίστροφο της οποίας προσμετράω θετικά στην ευρετική τιμή που επιστρέφεται(αφού όσο μικρότερη η απόσταση τόσο μεγαλύτερο το κλάσμα άρα θέλουμε να αυξάνεται η τελική τιμή της ευρετικής για μικρές αποστάσεις από κάψουλες αφού συμφέρει τον Pacman να “εξαφανίσει” και να μπορεί να φάει τα φαντάσματα όσο είναι φοβισμένα λόγω της κάψουλας).</text:p>
      <text:p text:style-name="P9"/>
      <text:p text:style-name="P10">Βαθμολόγηση Autograder:25/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13:45:41.061180000</meta:creation-date>
    <dc:date>2018-12-04T14:30:23.892710057</dc:date>
    <meta:editing-duration>PT22M10S</meta:editing-duration>
    <meta:editing-cycles>5</meta:editing-cycles>
    <meta:generator>LibreOffice/5.4.6.2$Linux_X86_64 LibreOffice_project/40m0$Build-2</meta:generator>
    <meta:document-statistic meta:table-count="0" meta:image-count="0" meta:object-count="0" meta:page-count="2" meta:paragraph-count="11" meta:word-count="418" meta:character-count="2913" meta:non-whitespace-character-count="2506"/>
  </office:meta>
</office:document-meta>
</file>